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aksaman" svg:font-family="Laksa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draw:fill="solid" draw:fill-color="#ffbf00" draw:textarea-horizontal-align="justify" draw:textarea-vertical-align="middle" draw:auto-grow-height="false" fo:min-height="0.034cm" fo:min-width="0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fill-color="#ffbf00" draw:textarea-horizontal-align="justify" draw:textarea-vertical-align="middle" draw:auto-grow-height="false" fo:min-height="0.034cm" fo:min-width="0cm" fo:padding-top="0.139cm" fo:padding-bottom="0.139cm" fo:padding-left="0.264cm" fo:padding-right="0.264cm"/>
    </style:style>
    <style:style style:name="gr3" style:family="graphic" style:parent-style-name="standard">
      <style:graphic-properties draw:stroke="dash" draw:stroke-dash="Dashed_20__28_var_29_" svg:stroke-width="0.035cm" svg:stroke-color="#b4c7dc" draw:marker-start-width="0.252cm" draw:marker-end-width="0.252cm" draw:fill="none" draw:textarea-horizontal-align="justify" draw:textarea-vertical-align="middle" draw:auto-grow-height="false" fo:min-height="0.55cm" fo:min-width="5.9cm" fo:padding-top="0.142cm" fo:padding-bottom="0.142cm" fo:padding-left="0.267cm" fo:padding-right="0.267cm"/>
    </style:style>
    <style:style style:name="gr4" style:family="graphic" style:parent-style-name="standard">
      <style:graphic-properties draw:stroke="dash" draw:stroke-dash="Dashed_20__28_var_29_" svg:stroke-width="0.035cm" svg:stroke-color="#b4c7dc" draw:marker-start-width="0.252cm" draw:marker-end-width="0.252cm" draw:fill="none" draw:textarea-horizontal-align="justify" draw:textarea-vertical-align="middle" draw:auto-grow-height="false" fo:min-height="0.516cm" fo:min-width="0.266cm" fo:padding-top="0.142cm" fo:padding-bottom="0.142cm" fo:padding-left="0.267cm" fo:padding-right="0.267cm"/>
    </style:style>
    <style:style style:name="gr5" style:family="graphic" style:parent-style-name="standard">
      <style:graphic-properties draw:stroke="dash" draw:stroke-dash="Dashed_20__28_var_29_" svg:stroke-width="0.035cm" svg:stroke-color="#b4c7dc" draw:marker-start-width="0.252cm" draw:marker-end-width="0.252cm" draw:fill="none" draw:textarea-horizontal-align="justify" draw:textarea-vertical-align="middle" draw:auto-grow-height="false" fo:min-height="0.516cm" fo:min-width="3.066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objectwithoutfill">
      <style:graphic-properties svg:stroke-color="#8e86ae" draw:marker-end="Arrow" draw:marker-end-width="0.2cm" draw:fill="solid" draw:textarea-vertical-align="middle"/>
    </style:style>
    <style:style style:name="gr8" style:family="graphic" style:parent-style-name="standard">
      <style:graphic-properties svg:stroke-width="0.028cm" svg:stroke-color="#000000" draw:marker-start-width="0.242cm" draw:marker-end-width="0.242cm" draw:fill="solid" draw:fill-color="#ffbf00" draw:textarea-horizontal-align="justify" draw:textarea-vertical-align="middle" draw:auto-grow-height="false" fo:min-height="0.006cm" fo:min-width="0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0000" draw:marker-start-width="0.242cm" draw:marker-end-width="0.242cm" draw:fill="none" draw:fill-color="#ffbf00" draw:textarea-horizontal-align="justify" draw:textarea-vertical-align="middle" draw:auto-grow-height="false" fo:min-height="0.006cm" fo:min-width="0cm" fo:padding-top="0.139cm" fo:padding-bottom="0.139cm" fo:padding-left="0.264cm" fo:padding-right="0.264cm"/>
    </style:style>
    <style:style style:name="gr10" style:family="graphic" style:parent-style-name="standard">
      <style:graphic-properties draw:stroke="dash" draw:stroke-dash="Dashed_20__28_var_29_" svg:stroke-width="0.035cm" svg:stroke-color="#b4c7dc" draw:marker-start-width="0.252cm" draw:marker-end-width="0.252cm" draw:fill="none" draw:textarea-horizontal-align="justify" draw:textarea-vertical-align="middle" draw:auto-grow-height="false" fo:min-height="0.516cm" fo:min-width="11.466cm" fo:padding-top="0.142cm" fo:padding-bottom="0.142cm" fo:padding-left="0.267cm" fo:padding-right="0.267cm"/>
    </style:style>
    <style:style style:name="gr11" style:family="graphic" style:parent-style-name="standard">
      <style:graphic-properties draw:stroke="dash" draw:stroke-dash="Dashed_20__28_var_29_" svg:stroke-width="0.035cm" svg:stroke-color="#b4c7dc" draw:marker-start-width="0.252cm" draw:marker-end-width="0.252cm" draw:fill="none" draw:textarea-horizontal-align="justify" draw:textarea-vertical-align="middle" draw:auto-grow-height="false" fo:min-height="0.516cm" fo:min-width="22.666cm" fo:padding-top="0.142cm" fo:padding-bottom="0.142cm" fo:padding-left="0.267cm" fo:padding-right="0.267cm"/>
    </style:style>
    <style:style style:name="gr12" style:family="graphic" style:parent-style-name="standard">
      <style:graphic-properties svg:stroke-color="#333333" draw:fill="none" draw:fill-color="#eeeeee" draw:textarea-horizontal-align="justify" draw:textarea-vertical-align="middle" draw:auto-grow-height="false" fo:min-height="2.975cm" fo:min-width="5.1cm"/>
    </style:style>
    <style:style style:name="gr13" style:family="graphic" style:parent-style-name="standard">
      <style:graphic-properties draw:stroke="dash" draw:stroke-dash="Dashed_20__28_var_29_" svg:stroke-width="0.035cm" svg:stroke-color="#b4c7dc" draw:marker-start-width="0.252cm" draw:marker-end-width="0.252cm" draw:fill="none" draw:textarea-horizontal-align="justify" draw:textarea-vertical-align="middle" draw:auto-grow-height="false" fo:min-height="0.516cm" fo:min-width="1.466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ffffff" draw:auto-grow-height="true" draw:auto-grow-width="false" fo:max-height="0cm" fo:min-height="0.602cm"/>
      <style:paragraph-properties style:writing-mode="lr-tb"/>
    </style:style>
    <style:style style:name="gr16" style:family="graphic" style:parent-style-name="standard">
      <style:graphic-properties draw:stroke="none" draw:fill-color="#666666" draw:textarea-horizontal-align="justify" draw:textarea-vertical-align="middle" draw:auto-grow-height="false" fo:min-height="0.55cm" fo:min-width="0.9cm"/>
      <style:paragraph-properties style:writing-mode="lr-tb"/>
    </style:style>
    <style:style style:name="gr17" style:family="graphic" style:parent-style-name="standard">
      <style:graphic-properties draw:stroke="dash" draw:stroke-dash="Double_20_Dot" svg:stroke-color="#333333" draw:fill="none" draw:textarea-horizontal-align="justify" draw:textarea-vertical-align="middle" draw:auto-grow-height="false" fo:min-height="6.35cm" fo:min-width="1.3cm"/>
    </style:style>
    <style:style style:name="gr18" style:family="graphic" style:parent-style-name="standard">
      <style:graphic-properties draw:stroke="solid" draw:stroke-dash="Double_20_Dot" svg:stroke-color="#333333" draw:fill="none" draw:textarea-horizontal-align="justify" draw:textarea-vertical-align="middle" draw:auto-grow-height="false" fo:min-height="6.36cm" fo:min-width="23.1cm"/>
    </style:style>
    <style:style style:name="gr19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bf00"/>
      <style:paragraph-properties fo:text-align="center"/>
    </style:style>
    <style:style style:name="P2" style:family="paragraph">
      <loext:graphic-properties draw:fill="none" draw:fill-color="#ffbf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style:font-name="Liberation Mono" fo:text-shadow="none"/>
    </style:style>
    <style:style style:name="P5" style:family="paragraph">
      <loext:graphic-properties draw:fill="none" draw:fill-color="#ffffff"/>
      <style:paragraph-properties fo:text-align="center"/>
      <style:text-properties style:font-name="Liberation Mono" fo:text-shadow="none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eeeeee"/>
      <style:paragraph-properties fo:text-align="center"/>
    </style:style>
    <style:style style:name="P8" style:family="paragraph">
      <style:text-properties fo:font-style="italic"/>
    </style:style>
    <style:style style:name="P9" style:family="paragraph">
      <loext:graphic-properties draw:fill="none" draw:fill-color="#ffffff"/>
      <style:text-properties fo:font-size="12pt" fo:font-style="italic" style:font-size-asian="12pt" style:font-size-complex="12pt"/>
    </style:style>
    <style:style style:name="P10" style:family="paragraph">
      <style:paragraph-properties fo:text-align="center"/>
      <style:text-properties style:font-name="Laksaman"/>
    </style:style>
    <style:style style:name="P11" style:family="paragraph">
      <loext:graphic-properties draw:fill="solid" draw:fill-color="#ffffff"/>
      <style:paragraph-properties fo:text-align="center"/>
      <style:text-properties style:font-name="Laksaman"/>
    </style:style>
    <style:style style:name="P12" style:family="paragraph">
      <style:paragraph-properties fo:text-align="center"/>
      <style:text-properties fo:color="#ffffff"/>
    </style:style>
    <style:style style:name="P13" style:family="paragraph">
      <loext:graphic-properties draw:fill-color="#666666"/>
      <style:paragraph-properties fo:text-align="center"/>
      <style:text-properties fo:color="#ffffff"/>
    </style:style>
    <style:style style:name="P14" style:family="paragraph">
      <loext:graphic-properties draw:fill-color="#ffffff"/>
    </style:style>
    <style:style style:name="T1" style:family="text">
      <style:text-properties style:font-name="Liberation Mono" fo:font-size="14pt" fo:text-shadow="none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Laksaman" fo:font-size="15pt" style:font-size-asian="15pt" style:font-size-complex="15pt"/>
    </style:style>
    <style:style style:name="T4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0.4cm" svg:height="0.4cm" svg:x="9.4cm" svg:y="3.7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4cm" svg:height="0.4cm" svg:x="12.201cm" svg:y="3.7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4cm" svg:height="0.4cm" svg:x="15.002cm" svg:y="3.7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4cm" svg:height="0.4cm" svg:x="17.803cm" svg:y="3.7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4cm" svg:height="0.4cm" svg:x="20.604cm" svg:y="3.7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4cm" svg:height="0.4cm" svg:x="6.6cm" svg:y="3.7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4cm" svg:height="0.4cm" svg:x="23.404cm" svg:y="3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4cm" svg:height="0.4cm" svg:x="3.8cm" svg:y="3.7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4cm" svg:height="0.4cm" svg:x="26.203cm" svg:y="3.7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6.4cm" svg:height="0.8cm" svg:x="3.6cm" svg:y="3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cm" svg:height="0.8cm" svg:x="14.8cm" svg:y="3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6cm" svg:height="0.8cm" svg:x="23.2cm" svg:y="3.6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4cm" svg:height="0.81cm" svg:x="5.1cm" svg:y="2.79cm">
          <draw:text-box>
            <text:p text:style-name="P4"><text:span text:style-name="T1">Burst 1</text:span></text:p>
          </draw:text-box>
        </draw:frame>
        <draw:frame draw:style-name="gr6" draw:text-style-name="P5" draw:layer="layout" svg:width="3.4cm" svg:height="0.81cm" svg:x="13.4cm" svg:y="2.79cm">
          <draw:text-box>
            <text:p text:style-name="P4"><text:span text:style-name="T1">Burst 2</text:span></text:p>
          </draw:text-box>
        </draw:frame>
        <draw:frame draw:style-name="gr6" draw:text-style-name="P5" draw:layer="layout" svg:width="3.4cm" svg:height="0.81cm" svg:x="23.3cm" svg:y="2.79cm">
          <draw:text-box>
            <text:p text:style-name="P4"><text:span text:style-name="T1">Burst 3</text:span></text:p>
          </draw:text-box>
        </draw:frame>
        <draw:line draw:style-name="gr7" draw:text-style-name="P6" draw:layer="layout" svg:x1="4.4cm" svg:y1="4cm" svg:x2="6.4cm" svg:y2="4cm">
          <text:p/>
        </draw:line>
        <draw:line draw:style-name="gr7" draw:text-style-name="P6" draw:layer="layout" svg:x1="7.2cm" svg:y1="4cm" svg:x2="9.2cm" svg:y2="4cm">
          <text:p/>
        </draw:line>
        <draw:line draw:style-name="gr7" draw:text-style-name="P6" draw:layer="layout" svg:x1="24cm" svg:y1="4cm" svg:x2="26cm" svg:y2="4cm">
          <text:p/>
        </draw:line>
        <draw:custom-shape draw:style-name="gr8" draw:text-style-name="P1" draw:layer="layout" svg:width="0.4cm" svg:height="0.4cm" svg:x="9.4cm" svg:y="6.2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2" draw:layer="layout" svg:width="0.4cm" svg:height="0.4cm" svg:x="12.201cm" svg:y="6.2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4cm" svg:height="0.4cm" svg:x="15.002cm" svg:y="6.2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2" draw:layer="layout" svg:width="0.4cm" svg:height="0.4cm" svg:x="17.803cm" svg:y="6.2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2" draw:layer="layout" svg:width="0.4cm" svg:height="0.4cm" svg:x="20.604cm" svg:y="6.2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4cm" svg:height="0.4cm" svg:x="6.6cm" svg:y="6.2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4cm" svg:height="0.4cm" svg:x="23.404cm" svg:y="6.2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4cm" svg:height="0.4cm" svg:x="3.8cm" svg:y="6.2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4cm" svg:height="0.4cm" svg:x="26.203cm" svg:y="6.2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3" draw:layer="layout" svg:width="12cm" svg:height="0.8cm" svg:x="3.6cm" svg:y="6.00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6cm" svg:height="0.8cm" svg:x="23.2cm" svg:y="6.009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4cm" svg:height="0.81cm" svg:x="7.9cm" svg:y="5.199cm">
          <draw:text-box>
            <text:p text:style-name="P4"><text:span text:style-name="T1">Burst 1</text:span></text:p>
          </draw:text-box>
        </draw:frame>
        <draw:frame draw:style-name="gr6" draw:text-style-name="P5" draw:layer="layout" svg:width="3.4cm" svg:height="0.81cm" svg:x="23.3cm" svg:y="5.199cm">
          <draw:text-box>
            <text:p text:style-name="P4"><text:span text:style-name="T1">Burst 2</text:span></text:p>
          </draw:text-box>
        </draw:frame>
        <draw:line draw:style-name="gr7" draw:text-style-name="P6" draw:layer="layout" svg:x1="4.4cm" svg:y1="6.409cm" svg:x2="6.4cm" svg:y2="6.409cm">
          <text:p/>
        </draw:line>
        <draw:line draw:style-name="gr7" draw:text-style-name="P6" draw:layer="layout" svg:x1="7.2cm" svg:y1="6.409cm" svg:x2="9.2cm" svg:y2="6.409cm">
          <text:p/>
        </draw:line>
        <draw:line draw:style-name="gr7" draw:text-style-name="P6" draw:layer="layout" svg:x1="24cm" svg:y1="6.409cm" svg:x2="26cm" svg:y2="6.409cm">
          <text:p/>
        </draw:line>
        <draw:line draw:style-name="gr7" draw:text-style-name="P6" draw:layer="layout" svg:x1="10cm" svg:y1="6.409cm" svg:x2="14.8cm" svg:y2="6.409cm">
          <text:p/>
        </draw:line>
        <draw:custom-shape draw:style-name="gr8" draw:text-style-name="P1" draw:layer="layout" svg:width="0.4cm" svg:height="0.4cm" svg:x="9.4cm" svg:y="8.6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2" draw:layer="layout" svg:width="0.4cm" svg:height="0.4cm" svg:x="12.201cm" svg:y="8.6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4cm" svg:height="0.4cm" svg:x="15.002cm" svg:y="8.6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2" draw:layer="layout" svg:width="0.4cm" svg:height="0.4cm" svg:x="17.803cm" svg:y="8.6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2" draw:layer="layout" svg:width="0.4cm" svg:height="0.4cm" svg:x="20.604cm" svg:y="8.6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4cm" svg:height="0.4cm" svg:x="6.6cm" svg:y="8.6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4cm" svg:height="0.4cm" svg:x="23.404cm" svg:y="8.6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4cm" svg:height="0.4cm" svg:x="3.8cm" svg:y="8.6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4cm" svg:height="0.4cm" svg:x="26.203cm" svg:y="8.6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3" draw:layer="layout" svg:width="23.2cm" svg:height="0.8cm" svg:x="3.6cm" svg:y="8.418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4cm" svg:height="0.81cm" svg:x="13.5cm" svg:y="7.608cm">
          <draw:text-box>
            <text:p text:style-name="P4"><text:span text:style-name="T1">Burst </text:span><text:span text:style-name="T1">1</text:span></text:p>
          </draw:text-box>
        </draw:frame>
        <draw:line draw:style-name="gr7" draw:text-style-name="P6" draw:layer="layout" svg:x1="4.4cm" svg:y1="8.818cm" svg:x2="6.4cm" svg:y2="8.818cm">
          <text:p/>
        </draw:line>
        <draw:line draw:style-name="gr7" draw:text-style-name="P6" draw:layer="layout" svg:x1="7.2cm" svg:y1="8.818cm" svg:x2="9.2cm" svg:y2="8.818cm">
          <text:p/>
        </draw:line>
        <draw:line draw:style-name="gr7" draw:text-style-name="P6" draw:layer="layout" svg:x1="24cm" svg:y1="8.818cm" svg:x2="26cm" svg:y2="8.818cm">
          <text:p/>
        </draw:line>
        <draw:line draw:style-name="gr7" draw:text-style-name="P6" draw:layer="layout" svg:x1="10cm" svg:y1="8.818cm" svg:x2="14.8cm" svg:y2="8.818cm">
          <text:p/>
        </draw:line>
        <draw:line draw:style-name="gr7" draw:text-style-name="P6" draw:layer="layout" svg:x1="15.6cm" svg:y1="8.818cm" svg:x2="23.2cm" svg:y2="8.818cm">
          <text:p/>
        </draw:line>
        <draw:g>
          <draw:custom-shape draw:style-name="gr12" draw:text-style-name="P7" draw:layer="layout" svg:width="5.6cm" svg:height="3.225cm" svg:x="3.4cm" svg:y="9.57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4cm" svg:height="0.4cm" svg:x="4.4cm" svg:y="9.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9" draw:text-style-name="P2" draw:layer="layout" svg:width="0.4cm" svg:height="0.4cm" svg:x="4.4cm" svg:y="10.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7" draw:text-style-name="P6" draw:layer="layout" svg:x1="3.6cm" svg:y1="11.3cm" svg:x2="5.6cm" svg:y2="11.3cm">
            <text:p/>
          </draw:line>
          <draw:custom-shape draw:style-name="gr13" draw:text-style-name="P3" draw:layer="layout" svg:width="2cm" svg:height="0.8cm" svg:x="3.6cm" svg:y="11.7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9" draw:layer="layout" svg:width="3.8cm" svg:height="0.725cm" svg:x="6cm" svg:y="9.575cm">
            <draw:text-box>
              <text:p text:style-name="P8"><text:span text:style-name="T2">successful fix</text:span></text:p>
            </draw:text-box>
          </draw:frame>
          <draw:frame draw:style-name="gr14" draw:text-style-name="P9" draw:layer="layout" svg:width="3.8cm" svg:height="0.725cm" svg:x="6cm" svg:y="10.276cm">
            <draw:text-box>
              <text:p text:style-name="P8"><text:span text:style-name="T2">missing fix</text:span></text:p>
            </draw:text-box>
          </draw:frame>
          <draw:frame draw:style-name="gr14" draw:text-style-name="P9" draw:layer="layout" svg:width="3.8cm" svg:height="0.725cm" svg:x="6cm" svg:y="10.976cm">
            <draw:text-box>
              <text:p text:style-name="P8"><text:span text:style-name="T2">step</text:span></text:p>
            </draw:text-box>
          </draw:frame>
          <draw:frame draw:style-name="gr14" draw:text-style-name="P9" draw:layer="layout" svg:width="3.8cm" svg:height="0.725cm" svg:x="6cm" svg:y="11.677cm">
            <draw:text-box>
              <text:p text:style-name="P8"><text:span text:style-name="T2">burst</text:span></text:p>
            </draw:text-box>
          </draw:frame>
        </draw:g>
        <draw:frame draw:style-name="gr15" draw:text-style-name="P11" draw:layer="layout" svg:width="4.1cm" svg:height="1.127cm" draw:transform="rotate (1.5707963267949) translate (0.6cm 7.9cm)">
          <draw:text-box>
            <text:p text:style-name="P10"><text:span text:style-name="T3">Forgiveness</text:span></text:p>
          </draw:text-box>
        </draw:frame>
        <draw:custom-shape draw:style-name="gr16" draw:text-style-name="P13" draw:layer="layout" svg:width="1.4cm" svg:height="0.8cm" svg:x="1.8cm" svg:y="3.6cm">
          <text:p text:style-name="P12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1.4cm" svg:height="0.8cm" svg:x="1.8cm" svg:y="6cm">
          <text:p text:style-name="P12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1.4cm" svg:height="0.8cm" svg:x="1.8cm" svg:y="8.4cm">
          <text:p text:style-name="P12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8cm" svg:height="6.6cm" svg:x="1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draw:layer="layout" svg:width="23.6cm" svg:height="6.61cm" svg:x="3.4cm" svg:y="2.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aksaman" svg:font-family="Laksa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draw:stroke-dash draw:name="Dashed_20__28_var_29_" draw:display-name="Dashed (var)" draw:style="rect" draw:dots1="1" draw:dots1-length="197%" draw:distance="127%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14:11:38.269628055</meta:creation-date>
    <dc:date>2022-02-04T14:41:03.869154248</dc:date>
    <meta:editing-duration>PT19M7S</meta:editing-duration>
    <meta:editing-cycles>7</meta:editing-cycles>
    <meta:generator>LibreOffice/6.4.7.2$Linux_X86_64 LibreOffice_project/40$Build-2</meta:generator>
    <meta:document-statistic meta:object-count="90"/>
  </office:meta>
</office:document-meta>
</file>